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min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3800000000" table:style-name="ce3">
            <text:p>3.80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2950" table:style-name="ce3">
            <text:p>2.95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203.71202088748217" table:formula="of:=([.B12]^2*SQRT(  ([.$B$2]*[.$B$7])/([.$B$3]*[.$B$4]*[.$B$5]) )/[.$B$6]^2)/(2*PI())" table:style-name="ce1">
            <text:p>203.7120209</text:p>
          </table:table-cell>
          <table:table-cell office:value-type="float" office:value="1018.5601044374109" table:formula="of:=([.B12]^2*SQRT(  ([.$B$2]*[.$C$7])/([.$B$3]*[.$B$4]*[.$B$5]) )/[.$B$6]^2)/(2*PI())" table:style-name="ce1">
            <text:p>1018.560104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276.6463669805096" table:formula="of:=([.B13]^2*SQRT(  ([.$B$2]*[.$B$7])/([.$B$3]*[.$B$4]*[.$B$5]) )/[.$B$6]^2)/(2*PI())" table:style-name="ce1">
            <text:p>1276.646367</text:p>
          </table:table-cell>
          <table:table-cell office:value-type="float" office:value="6383.2318349025491" table:formula="of:=([.B13]^2*SQRT(  ([.$B$2]*[.$C$7])/([.$B$3]*[.$B$4]*[.$B$5]) )/[.$B$6]^2)/(2*PI())" table:style-name="ce1">
            <text:p>6383.231835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3573.8681333614813" table:formula="of:=([.B14]^2*SQRT(  ([.$B$2]*[.$B$7])/([.$B$3]*[.$B$4]*[.$B$5]) )/[.$B$6]^2)/(2*PI())" table:style-name="ce1">
            <text:p>3573.868133</text:p>
          </table:table-cell>
          <table:table-cell office:value-type="float" office:value="17869.340666807409" table:formula="of:=([.B14]^2*SQRT(  ([.$B$2]*[.$C$7])/([.$B$3]*[.$B$4]*[.$B$5]) )/[.$B$6]^2)/(2*PI())" table:style-name="ce1">
            <text:p>17869.34067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7004.9216955655502" table:formula="of:=([.B15]^2*SQRT(  ([.$B$2]*[.$B$7])/([.$B$3]*[.$B$4]*[.$B$5]) )/[.$B$6]^2)/(2*PI())" table:style-name="ce1">
            <text:p>7004.921696</text:p>
          </table:table-cell>
          <table:table-cell office:value-type="float" office:value="35024.608477827758" table:formula="of:=([.B15]^2*SQRT(  ([.$B$2]*[.$C$7])/([.$B$3]*[.$B$4]*[.$B$5]) )/[.$B$6]^2)/(2*PI())" table:style-name="ce1">
            <text:p>35024.60848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1579.627622320491" table:formula="of:=([.B16]^2*SQRT(  ([.$B$2]*[.$B$7])/([.$B$3]*[.$B$4]*[.$B$5]) )/[.$B$6]^2)/(2*PI())" table:style-name="ce1">
            <text:p>11579.62762</text:p>
          </table:table-cell>
          <table:table-cell office:value-type="float" office:value="57898.138111602457" table:formula="of:=([.B16]^2*SQRT(  ([.$B$2]*[.$C$7])/([.$B$3]*[.$B$4]*[.$B$5]) )/[.$B$6]^2)/(2*PI())" table:style-name="ce1">
            <text:p>57898.13811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17298.362696545875" table:formula="of:=([.B17]^2*SQRT(  ([.$B$2]*[.$B$7])/([.$B$3]*[.$B$4]*[.$B$5]) )/[.$B$6]^2)/(2*PI())" table:style-name="ce1">
            <text:p>17298.3627</text:p>
          </table:table-cell>
          <table:table-cell office:value-type="float" office:value="86491.813482729369" table:formula="of:=([.B17]^2*SQRT(  ([.$B$2]*[.$C$7])/([.$B$3]*[.$B$4]*[.$B$5]) )/[.$B$6]^2)/(2*PI())" table:style-name="ce1">
            <text:p>86491.8134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54.226748775006" table:style-name="ce4">
            <text:p>154.23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09.63974900143501" table:style-name="ce4">
            <text:p>709.64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87.57594834618601" table:style-name="ce4">
            <text:p>787.58</text:p>
          </table:table-cell>
          <table:table-cell office:value-type="string" table:style-name="ce1">
            <text:p>Unique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57.98214140501796" table:style-name="ce4">
            <text:p>857.98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108.5327155360901" table:style-name="ce4">
            <text:p>2108.53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127.1134059753799" table:style-name="ce4">
            <text:p>2127.11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Steelfi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3450000000" table:style-name="ce3">
            <text:p>3.45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2950" table:style-name="ce3">
            <text:p>2.95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194.10396476096176" table:formula="of:=([.B12]^2*SQRT(  ([.$B$2]*[.$B$7])/([.$B$3]*[.$B$4]*[.$B$5]) )/[.$B$6]^2)/(2*PI())" table:style-name="ce1">
            <text:p>194.1039648</text:p>
          </table:table-cell>
          <table:table-cell office:value-type="float" office:value="970.51982380480899" table:formula="of:=([.B12]^2*SQRT(  ([.$B$2]*[.$C$7])/([.$B$3]*[.$B$4]*[.$B$5]) )/[.$B$6]^2)/(2*PI())" table:style-name="ce1">
            <text:p>970.5198238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216.4334748093495" table:formula="of:=([.B13]^2*SQRT(  ([.$B$2]*[.$B$7])/([.$B$3]*[.$B$4]*[.$B$5]) )/[.$B$6]^2)/(2*PI())" table:style-name="ce1">
            <text:p>1216.433475</text:p>
          </table:table-cell>
          <table:table-cell office:value-type="float" office:value="6082.1673740467477" table:formula="of:=([.B13]^2*SQRT(  ([.$B$2]*[.$C$7])/([.$B$3]*[.$B$4]*[.$B$5]) )/[.$B$6]^2)/(2*PI())" table:style-name="ce1">
            <text:p>6082.167374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3405.3070172107268" table:formula="of:=([.B14]^2*SQRT(  ([.$B$2]*[.$B$7])/([.$B$3]*[.$B$4]*[.$B$5]) )/[.$B$6]^2)/(2*PI())" table:style-name="ce1">
            <text:p>3405.307017</text:p>
          </table:table-cell>
          <table:table-cell office:value-type="float" office:value="17026.535086053635" table:formula="of:=([.B14]^2*SQRT(  ([.$B$2]*[.$C$7])/([.$B$3]*[.$B$4]*[.$B$5]) )/[.$B$6]^2)/(2*PI())" table:style-name="ce1">
            <text:p>17026.53509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6674.5352975529922" table:formula="of:=([.B15]^2*SQRT(  ([.$B$2]*[.$B$7])/([.$B$3]*[.$B$4]*[.$B$5]) )/[.$B$6]^2)/(2*PI())" table:style-name="ce1">
            <text:p>6674.535298</text:p>
          </table:table-cell>
          <table:table-cell office:value-type="float" office:value="33372.676487764962" table:formula="of:=([.B15]^2*SQRT(  ([.$B$2]*[.$C$7])/([.$B$3]*[.$B$4]*[.$B$5]) )/[.$B$6]^2)/(2*PI())" table:style-name="ce1">
            <text:p>33372.67649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1033.475698468568" table:formula="of:=([.B16]^2*SQRT(  ([.$B$2]*[.$B$7])/([.$B$3]*[.$B$4]*[.$B$5]) )/[.$B$6]^2)/(2*PI())" table:style-name="ce1">
            <text:p>11033.4757</text:p>
          </table:table-cell>
          <table:table-cell office:value-type="float" office:value="55167.378492342847" table:formula="of:=([.B16]^2*SQRT(  ([.$B$2]*[.$C$7])/([.$B$3]*[.$B$4]*[.$B$5]) )/[.$B$6]^2)/(2*PI())" table:style-name="ce1">
            <text:p>55167.37849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16482.487231950094" table:formula="of:=([.B17]^2*SQRT(  ([.$B$2]*[.$B$7])/([.$B$3]*[.$B$4]*[.$B$5]) )/[.$B$6]^2)/(2*PI())" table:style-name="ce1">
            <text:p>16482.48723</text:p>
          </table:table-cell>
          <table:table-cell office:value-type="float" office:value="82412.436159750476" table:formula="of:=([.B17]^2*SQRT(  ([.$B$2]*[.$C$7])/([.$B$3]*[.$B$4]*[.$B$5]) )/[.$B$6]^2)/(2*PI())" table:style-name="ce1">
            <text:p>82412.4361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98.744444437271" table:style-name="ce4">
            <text:p>198.74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902.68216497837398" table:style-name="ce4">
            <text:p>902.68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92.2427011679499" table:style-name="ce4">
            <text:p>1092.24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216.9915698816001" table:style-name="ce4">
            <text:p>1216.99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310.8252702136101" table:style-name="ce4">
            <text:p>3310.83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391.1750662177401" table:style-name="ce4">
            <text:p>3391.18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Fl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115000000" table:style-name="ce3">
            <text:p>1.15E+0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1072" table:style-name="ce3">
            <text:p>1.07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58.787825219156268" table:formula="of:=([.B12]^2*SQRT(  ([.$B$2]*[.$B$7])/([.$B$3]*[.$B$4]*[.$B$5]) )/[.$B$6]^2)/(2*PI())" table:style-name="ce1">
            <text:p>58.78782522</text:p>
          </table:table-cell>
          <table:table-cell office:value-type="float" office:value="293.93912609578138" table:formula="of:=([.B12]^2*SQRT(  ([.$B$2]*[.$C$7])/([.$B$3]*[.$B$4]*[.$B$5]) )/[.$B$6]^2)/(2*PI())" table:style-name="ce1">
            <text:p>293.9391261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368.41843285318282" table:formula="of:=([.B13]^2*SQRT(  ([.$B$2]*[.$B$7])/([.$B$3]*[.$B$4]*[.$B$5]) )/[.$B$6]^2)/(2*PI())" table:style-name="ce1">
            <text:p>368.4184329</text:p>
          </table:table-cell>
          <table:table-cell office:value-type="float" office:value="1842.0921642659143" table:formula="of:=([.B13]^2*SQRT(  ([.$B$2]*[.$C$7])/([.$B$3]*[.$B$4]*[.$B$5]) )/[.$B$6]^2)/(2*PI())" table:style-name="ce1">
            <text:p>1842.092164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1031.3575716595201" table:formula="of:=([.B14]^2*SQRT(  ([.$B$2]*[.$B$7])/([.$B$3]*[.$B$4]*[.$B$5]) )/[.$B$6]^2)/(2*PI())" table:style-name="ce1">
            <text:p>1031.357572</text:p>
          </table:table-cell>
          <table:table-cell office:value-type="float" office:value="5156.7878582976009" table:formula="of:=([.B14]^2*SQRT(  ([.$B$2]*[.$C$7])/([.$B$3]*[.$B$4]*[.$B$5]) )/[.$B$6]^2)/(2*PI())" table:style-name="ce1">
            <text:p>5156.787858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2021.5012865649117" table:formula="of:=([.B15]^2*SQRT(  ([.$B$2]*[.$B$7])/([.$B$3]*[.$B$4]*[.$B$5]) )/[.$B$6]^2)/(2*PI())" table:style-name="ce1">
            <text:p>2021.501287</text:p>
          </table:table-cell>
          <table:table-cell office:value-type="float" office:value="10107.506432824561" table:formula="of:=([.B15]^2*SQRT(  ([.$B$2]*[.$C$7])/([.$B$3]*[.$B$4]*[.$B$5]) )/[.$B$6]^2)/(2*PI())" table:style-name="ce1">
            <text:p>10107.50643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3341.6836267109152" table:formula="of:=([.B16]^2*SQRT(  ([.$B$2]*[.$B$7])/([.$B$3]*[.$B$4]*[.$B$5]) )/[.$B$6]^2)/(2*PI())" table:style-name="ce1">
            <text:p>3341.683627</text:p>
          </table:table-cell>
          <table:table-cell office:value-type="float" office:value="16708.41813355458" table:formula="of:=([.B16]^2*SQRT(  ([.$B$2]*[.$C$7])/([.$B$3]*[.$B$4]*[.$B$5]) )/[.$B$6]^2)/(2*PI())" table:style-name="ce1">
            <text:p>16708.41813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4992.0133252411351" table:formula="of:=([.B17]^2*SQRT(  ([.$B$2]*[.$B$7])/([.$B$3]*[.$B$4]*[.$B$5]) )/[.$B$6]^2)/(2*PI())" table:style-name="ce1">
            <text:p>4992.013325</text:p>
          </table:table-cell>
          <table:table-cell office:value-type="float" office:value="24960.06662620568" table:formula="of:=([.B17]^2*SQRT(  ([.$B$2]*[.$C$7])/([.$B$3]*[.$B$4]*[.$B$5]) )/[.$B$6]^2)/(2*PI())" table:style-name="ce1">
            <text:p>24960.0666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60.1792389295113" table:style-name="ce4">
            <text:p>60.18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73.32955951963498" table:style-name="ce4">
            <text:p>273.33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30.727916129314" table:style-name="ce4">
            <text:p>330.73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68.50154136640901" table:style-name="ce4">
            <text:p>368.50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02.50838318759" table:style-name="ce4">
            <text:p>1002.51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026.8380420224" table:style-name="ce4">
            <text:p>1026.84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Generic_P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Para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3250000000" table:style-name="ce3">
            <text:p>3.25E+0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ho</text:p>
          </table:table-cell>
          <table:table-cell office:value-type="float" office:value="1200" table:style-name="ce3">
            <text:p>1.20E+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0.02" table:style-name="ce3">
            <text:p>2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4.0000000000000001E-3" table:style-name="ce3">
            <text:p>4.00E-0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0.06" table:style-name="ce3">
            <text:p>6.00E-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1.0666666666666667E-10" table:formula="of:=[.B4]*[.B5]^3*(1/12)" table:style-name="ce1">
            <text:p>1.06667E-10</text:p>
          </table:table-cell>
          <table:table-cell office:value-type="float" office:value="2.6666666666666674E-9" table:formula="of:=[.B5]*[.B4]^3*(1/12)" table:style-name="ce1">
            <text:p>2.66667E-09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nalytic Solutions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">
            <text:p>Frequency [Hz]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In-Plane</text:p>
          </table:table-cell>
          <table:table-cell office:value-type="string" table:style-name="ce2">
            <text:p>Out of Plan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51" table:style-name="ce1">
            <text:p>1.8751</text:p>
          </table:table-cell>
          <table:table-cell office:value-type="float" office:value="295.38397075485955" table:formula="of:=([.B12]^2*SQRT(  ([.$B$2]*[.$B$7])/([.$B$3]*[.$B$4]*[.$B$5]) )/[.$B$6]^2)/(2*PI())" table:style-name="ce1">
            <text:p>295.3839708</text:p>
          </table:table-cell>
          <table:table-cell office:value-type="float" office:value="1476.9198537742977" table:formula="of:=([.B12]^2*SQRT(  ([.$B$2]*[.$C$7])/([.$B$3]*[.$B$4]*[.$B$5]) )/[.$B$6]^2)/(2*PI())" table:style-name="ce1">
            <text:p>1476.919854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6940900000000001" table:style-name="ce1">
            <text:p>4.69409</text:p>
          </table:table-cell>
          <table:table-cell office:value-type="float" office:value="1851.1468861072049" table:formula="of:=([.B13]^2*SQRT(  ([.$B$2]*[.$B$7])/([.$B$3]*[.$B$4]*[.$B$5]) )/[.$B$6]^2)/(2*PI())" table:style-name="ce1">
            <text:p>1851.146886</text:p>
          </table:table-cell>
          <table:table-cell office:value-type="float" office:value="9255.7344305360239" table:formula="of:=([.B13]^2*SQRT(  ([.$B$2]*[.$C$7])/([.$B$3]*[.$B$4]*[.$B$5]) )/[.$B$6]^2)/(2*PI())" table:style-name="ce1">
            <text:p>9255.734431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.8539000000000003" table:style-name="ce1">
            <text:p>7.8539</text:p>
          </table:table-cell>
          <table:table-cell office:value-type="float" office:value="5182.1358189247703" table:formula="of:=([.B14]^2*SQRT(  ([.$B$2]*[.$B$7])/([.$B$3]*[.$B$4]*[.$B$5]) )/[.$B$6]^2)/(2*PI())" table:style-name="ce1">
            <text:p>5182.135819</text:p>
          </table:table-cell>
          <table:table-cell office:value-type="float" office:value="25910.679094623847" table:formula="of:=([.B14]^2*SQRT(  ([.$B$2]*[.$C$7])/([.$B$3]*[.$B$4]*[.$B$5]) )/[.$B$6]^2)/(2*PI())" table:style-name="ce1">
            <text:p>25910.67909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0.995570000000001" table:style-name="ce1">
            <text:p>10.99557</text:p>
          </table:table-cell>
          <table:table-cell office:value-type="float" office:value="10157.189429709111" table:formula="of:=([.B15]^2*SQRT(  ([.$B$2]*[.$B$7])/([.$B$3]*[.$B$4]*[.$B$5]) )/[.$B$6]^2)/(2*PI())" table:style-name="ce1">
            <text:p>10157.18943</text:p>
          </table:table-cell>
          <table:table-cell office:value-type="float" office:value="50785.947148545551" table:formula="of:=([.B15]^2*SQRT(  ([.$B$2]*[.$C$7])/([.$B$3]*[.$B$4]*[.$B$5]) )/[.$B$6]^2)/(2*PI())" table:style-name="ce1">
            <text:p>50785.94715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4.1372" table:style-name="ce1">
            <text:p>14.1372</text:p>
          </table:table-cell>
          <table:table-cell office:value-type="float" office:value="16790.547617378532" table:formula="of:=([.B16]^2*SQRT(  ([.$B$2]*[.$B$7])/([.$B$3]*[.$B$4]*[.$B$5]) )/[.$B$6]^2)/(2*PI())" table:style-name="ce1">
            <text:p>16790.54762</text:p>
          </table:table-cell>
          <table:table-cell office:value-type="float" office:value="83952.738086892656" table:formula="of:=([.B16]^2*SQRT(  ([.$B$2]*[.$C$7])/([.$B$3]*[.$B$4]*[.$B$5]) )/[.$B$6]^2)/(2*PI())" table:style-name="ce1">
            <text:p>83952.73809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7.279" table:style-name="ce1">
            <text:p>17.279</text:p>
          </table:table-cell>
          <table:table-cell office:value-type="float" office:value="25082.756720015634" table:formula="of:=([.B17]^2*SQRT(  ([.$B$2]*[.$B$7])/([.$B$3]*[.$B$4]*[.$B$5]) )/[.$B$6]^2)/(2*PI())" table:style-name="ce1">
            <text:p>25082.75672</text:p>
          </table:table-cell>
          <table:table-cell office:value-type="float" office:value="125413.78360007818" table:formula="of:=([.B17]^2*SQRT(  ([.$B$2]*[.$C$7])/([.$B$3]*[.$B$4]*[.$B$5]) )/[.$B$6]^2)/(2*PI())" table:style-name="ce1">
            <text:p>125413.783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lutions from El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f [Hz]</text:p>
          </table:table-cell>
          <table:table-cell office:value-type="string" table:style-name="ce2">
            <text:p>Mode Type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02.44577780205799" table:style-name="ce4">
            <text:p>302.45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373.68575858337" table:style-name="ce4">
            <text:p>1373.69</text:p>
          </table:table-cell>
          <table:table-cell office:value-type="string" table:style-name="ce1">
            <text:p>Out-Of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662.1552805890001" table:style-name="ce4">
            <text:p>1662.16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851.9960168008299" table:style-name="ce4">
            <text:p>1852.00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038.3563470686704" table:style-name="ce4">
            <text:p>5038.36</text:p>
          </table:table-cell>
          <table:table-cell office:value-type="string" table:style-name="ce1">
            <text:p>In-Plane Bending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5160.6294004042802" table:style-name="ce4">
            <text:p>5160.63</text:p>
          </table:table-cell>
          <table:table-cell office:value-type="string" table:style-name="ce1">
            <text:p>Torsional</text:p>
          </table:table-cell>
          <table:table-cell table:number-columns-repeated="16381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KEVIN</dc:creator>
    <meta:creation-date>2018-06-06T22:06:09Z</meta:creation-date>
    <dc:date>2018-07-18T10:01:39Z</dc:date>
    <meta:editing-cycles>3</meta:editing-cycles>
    <meta:editing-duration>PT1059S</meta:editing-duration>
  </office:meta>
</office:document-meta>
</file>